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Text_20_body">
      <style:text-properties fo:language="pt" fo:country="BR" officeooo:rsid="0013aaaf" officeooo:paragraph-rsid="001a7af5"/>
    </style:style>
    <style:style style:name="P3" style:family="paragraph" style:parent-style-name="Text_20_body">
      <style:text-properties fo:language="pt" fo:country="BR" officeooo:rsid="001ee35b" officeooo:paragraph-rsid="001a7af5"/>
    </style:style>
    <style:style style:name="P4" style:family="paragraph" style:parent-style-name="Text_20_body">
      <style:text-properties fo:language="pt" fo:country="BR" officeooo:paragraph-rsid="001a7af5"/>
    </style:style>
    <style:style style:name="P5" style:family="paragraph" style:parent-style-name="Title">
      <style:text-properties fo:language="pt" fo:country="BR"/>
    </style:style>
    <style:style style:name="P6" style:family="paragraph" style:parent-style-name="Subtitle">
      <style:text-properties fo:language="pt" fo:country="BR" officeooo:rsid="001a7af5" officeooo:paragraph-rsid="001a7af5"/>
    </style:style>
    <style:style style:name="P7" style:family="paragraph" style:parent-style-name="Text_20_body" style:list-style-name="L1">
      <style:text-properties officeooo:paragraph-rsid="001a7af5"/>
    </style:style>
    <style:style style:name="P8" style:family="paragraph" style:parent-style-name="Text_20_body" style:list-style-name="L1">
      <style:text-properties fo:language="pt" fo:country="BR" officeooo:paragraph-rsid="001a7af5"/>
    </style:style>
    <style:style style:name="P9" style:family="paragraph" style:parent-style-name="Text_20_body">
      <style:text-properties fo:language="pt" fo:country="BR" officeooo:rsid="001a7af5" officeooo:paragraph-rsid="001a7af5"/>
    </style:style>
    <style:style style:name="P10" style:family="paragraph" style:parent-style-name="Text_20_body">
      <style:text-properties fo:language="pt" fo:country="BR" officeooo:rsid="001b4d4d" officeooo:paragraph-rsid="001b4d4d"/>
    </style:style>
    <style:style style:name="P11" style:family="paragraph" style:parent-style-name="Text_20_body">
      <style:text-properties fo:language="pt" fo:country="BR" officeooo:rsid="001b4d4d" officeooo:paragraph-rsid="0022fede"/>
    </style:style>
    <style:style style:name="P12" style:family="paragraph" style:parent-style-name="Text_20_body" style:list-style-name="L6">
      <style:text-properties fo:language="pt" fo:country="BR" fo:font-weight="normal" officeooo:rsid="0025c5a5" officeooo:paragraph-rsid="0023aa38" style:font-weight-asian="normal" style:font-weight-complex="normal"/>
    </style:style>
    <style:style style:name="P13" style:family="paragraph" style:parent-style-name="Text_20_body" style:list-style-name="L6">
      <style:text-properties fo:language="pt" fo:country="BR" fo:font-weight="normal" officeooo:rsid="002629fc" officeooo:paragraph-rsid="0023aa38" style:font-weight-asian="normal" style:font-weight-complex="normal"/>
    </style:style>
    <style:style style:name="P14" style:family="paragraph" style:parent-style-name="Text_20_body" style:list-style-name="L6">
      <style:text-properties fo:language="pt" fo:country="BR" officeooo:rsid="002629fc" officeooo:paragraph-rsid="0023aa38"/>
    </style:style>
    <style:style style:name="P15" style:family="paragraph" style:parent-style-name="Text_20_body">
      <style:text-properties fo:language="pt" fo:country="BR" officeooo:paragraph-rsid="0023aa38"/>
    </style:style>
    <style:style style:name="P16" style:family="paragraph" style:parent-style-name="Text_20_body" style:list-style-name="L6">
      <style:text-properties fo:language="pt" fo:country="BR" officeooo:paragraph-rsid="0023aa38"/>
    </style:style>
    <style:style style:name="P17" style:family="paragraph" style:parent-style-name="Text_20_body" style:list-style-name="L2">
      <style:text-properties officeooo:rsid="001b4d4d" officeooo:paragraph-rsid="001b4d4d"/>
    </style:style>
    <style:style style:name="P18" style:family="paragraph" style:parent-style-name="Text_20_body">
      <style:text-properties style:use-window-font-color="true" fo:language="pt" fo:country="BR" officeooo:rsid="002a4f24" officeooo:paragraph-rsid="0023aa38"/>
    </style:style>
    <style:style style:name="P19" style:family="paragraph" style:parent-style-name="Text_20_body" style:list-style-name="L6">
      <style:text-properties style:use-window-font-color="true" fo:language="pt" fo:country="BR" officeooo:rsid="002629fc" officeooo:paragraph-rsid="0023aa38"/>
    </style:style>
    <style:style style:name="P20" style:family="paragraph" style:parent-style-name="Text_20_body" style:list-style-name="L6">
      <style:text-properties style:use-window-font-color="true" fo:language="pt" fo:country="BR" fo:font-weight="normal" officeooo:rsid="00282630" officeooo:paragraph-rsid="0023aa38" style:font-weight-asian="normal" style:font-weight-complex="normal"/>
    </style:style>
    <style:style style:name="P21" style:family="paragraph" style:parent-style-name="Text_20_body" style:list-style-name="L6">
      <style:text-properties style:use-window-font-color="true" fo:language="pt" fo:country="BR" fo:font-weight="normal" officeooo:rsid="002a4f24" officeooo:paragraph-rsid="0023aa38" style:font-weight-asian="normal" style:font-weight-complex="normal"/>
    </style:style>
    <style:style style:name="P22" style:family="paragraph" style:parent-style-name="Text_20_body">
      <style:text-properties officeooo:paragraph-rsid="0023aa38"/>
    </style:style>
    <style:style style:name="P23" style:family="paragraph" style:parent-style-name="Text_20_body">
      <style:text-properties officeooo:paragraph-rsid="001cce4b"/>
    </style:style>
    <style:style style:name="P24" style:family="paragraph" style:parent-style-name="Text_20_body" style:list-style-name="L6">
      <style:text-properties officeooo:paragraph-rsid="0023aa38"/>
    </style:style>
    <style:style style:name="P25" style:family="paragraph" style:parent-style-name="Text_20_body" style:list-style-name="L7">
      <style:text-properties style:font-name="Liberation Mono" fo:language="pt" fo:country="BR" fo:font-weight="normal" officeooo:rsid="003013eb" officeooo:paragraph-rsid="0023aa38" style:font-weight-asian="normal" style:font-weight-complex="normal"/>
    </style:style>
    <style:style style:name="P26" style:family="paragraph" style:parent-style-name="Text_20_body">
      <style:text-properties style:font-name="Liberation Mono" fo:language="pt" fo:country="BR" fo:font-weight="normal" officeooo:rsid="003013eb" officeooo:paragraph-rsid="0023aa38" style:font-weight-asian="normal" style:font-weight-complex="normal"/>
    </style:style>
    <style:style style:name="P27" style:family="paragraph" style:parent-style-name="Text_20_body">
      <style:text-properties style:font-name="Times New Roman" fo:language="pt" fo:country="BR" fo:font-weight="normal" officeooo:rsid="0031eb98" officeooo:paragraph-rsid="0023aa38" style:font-weight-asian="normal" style:font-weight-complex="normal"/>
    </style:style>
    <style:style style:name="P28" style:family="paragraph" style:parent-style-name="Text_20_body">
      <style:text-properties officeooo:rsid="005a9405" officeooo:paragraph-rsid="0023aa38"/>
    </style:style>
    <style:style style:name="P29" style:family="paragraph" style:parent-style-name="Text_20_body" style:list-style-name="L15">
      <style:text-properties officeooo:rsid="00672a47" officeooo:paragraph-rsid="0023aa38"/>
    </style:style>
    <style:style style:name="P30" style:family="paragraph" style:parent-style-name="Text_20_body">
      <style:text-properties officeooo:rsid="00672a47" officeooo:paragraph-rsid="0023aa38"/>
    </style:style>
    <style:style style:name="P31" style:family="paragraph" style:parent-style-name="Text_20_body" style:list-style-name="L15">
      <style:text-properties officeooo:rsid="0069bc78" officeooo:paragraph-rsid="0023aa38"/>
    </style:style>
    <style:style style:name="P32" style:family="paragraph" style:parent-style-name="Text_20_body">
      <style:text-properties officeooo:rsid="0065e0f6" officeooo:paragraph-rsid="0023aa38"/>
    </style:style>
    <style:style style:name="P33" style:family="paragraph" style:parent-style-name="Text_20_body" style:list-style-name="L16">
      <style:text-properties officeooo:rsid="006b9182" officeooo:paragraph-rsid="0023aa38"/>
    </style:style>
    <style:style style:name="P34" style:family="paragraph" style:parent-style-name="Text_20_body" style:list-style-name="L16">
      <style:text-properties officeooo:rsid="006be1f5" officeooo:paragraph-rsid="0023aa38"/>
    </style:style>
    <style:style style:name="P35" style:family="paragraph" style:parent-style-name="Text_20_body">
      <style:text-properties officeooo:rsid="006be1f5" officeooo:paragraph-rsid="0023aa38"/>
    </style:style>
    <style:style style:name="P36" style:family="paragraph" style:parent-style-name="Text_20_body" style:list-style-name="L17">
      <style:text-properties officeooo:rsid="006cab6d" officeooo:paragraph-rsid="0023aa38"/>
    </style:style>
    <style:style style:name="P37" style:family="paragraph" style:parent-style-name="Text_20_body">
      <style:text-properties officeooo:rsid="0063d294" officeooo:paragraph-rsid="0023aa38"/>
    </style:style>
    <style:style style:name="P38" style:family="paragraph" style:parent-style-name="Text_20_body" style:list-style-name="L19">
      <style:text-properties fo:font-style="normal" officeooo:rsid="0063d294" officeooo:paragraph-rsid="0023aa38" style:font-style-asian="normal" style:font-style-complex="normal"/>
    </style:style>
    <style:style style:name="P39" style:family="paragraph" style:parent-style-name="Text_20_body">
      <style:text-properties fo:font-style="normal" officeooo:rsid="0063d294" officeooo:paragraph-rsid="0023aa38" style:font-style-asian="normal" style:font-style-complex="normal"/>
    </style:style>
    <style:style style:name="P40" style:family="paragraph" style:parent-style-name="Text_20_body">
      <style:text-properties fo:font-style="normal" officeooo:rsid="00645fa7" officeooo:paragraph-rsid="0023aa38" style:font-style-asian="normal" style:font-style-complex="normal"/>
    </style:style>
    <style:style style:name="P41" style:family="paragraph" style:parent-style-name="Text_20_body">
      <style:text-properties fo:font-style="normal" officeooo:rsid="0065e0f6" officeooo:paragraph-rsid="0023aa38" style:font-style-asian="normal" style:font-style-complex="normal"/>
    </style:style>
    <style:style style:name="P42" style:family="paragraph" style:parent-style-name="Text_20_body" style:list-style-name="L20">
      <style:text-properties fo:font-style="normal" officeooo:rsid="006f855f" officeooo:paragraph-rsid="0023aa38" style:font-style-asian="normal" style:font-style-complex="normal"/>
    </style:style>
    <style:style style:name="P43" style:family="paragraph" style:parent-style-name="Text_20_body">
      <style:text-properties fo:font-style="normal" officeooo:rsid="006f855f" officeooo:paragraph-rsid="0023aa38" style:font-style-asian="normal" style:font-style-complex="normal"/>
    </style:style>
    <style:style style:name="P44" style:family="paragraph" style:parent-style-name="Text_20_body" style:list-style-name="L21">
      <style:text-properties officeooo:rsid="006f855f" officeooo:paragraph-rsid="0023aa38"/>
    </style:style>
    <style:style style:name="P45" style:family="paragraph" style:parent-style-name="Text_20_body" style:list-style-name="L15">
      <style:text-properties officeooo:paragraph-rsid="0023aa38"/>
    </style:style>
    <style:style style:name="P46" style:family="paragraph" style:parent-style-name="Text_20_body" style:list-style-name="L18">
      <style:text-properties officeooo:paragraph-rsid="0023aa38"/>
    </style:style>
    <style:style style:name="P47" style:family="paragraph" style:parent-style-name="Heading_20_1">
      <style:text-properties fo:language="pt" fo:country="BR"/>
    </style:style>
    <style:style style:name="P48" style:family="paragraph" style:parent-style-name="Heading_20_1">
      <style:text-properties fo:language="pt" fo:country="BR" officeooo:rsid="001a7af5" officeooo:paragraph-rsid="001a7af5"/>
    </style:style>
    <style:style style:name="P49" style:family="paragraph" style:parent-style-name="Heading_20_1">
      <style:text-properties fo:language="pt" fo:country="BR" officeooo:paragraph-rsid="0023aa38"/>
    </style:style>
    <style:style style:name="P50" style:family="paragraph" style:parent-style-name="Heading_20_1">
      <style:text-properties officeooo:rsid="0063d294" officeooo:paragraph-rsid="0023aa38"/>
    </style:style>
    <style:style style:name="P51" style:family="paragraph" style:parent-style-name="Heading_20_2">
      <style:text-properties fo:language="pt" fo:country="BR"/>
    </style:style>
    <style:style style:name="P52" style:family="paragraph" style:parent-style-name="Heading_20_2">
      <style:text-properties officeooo:paragraph-rsid="001cce4b"/>
    </style:style>
    <style:style style:name="P53" style:family="paragraph" style:parent-style-name="Heading_20_2">
      <style:text-properties officeooo:paragraph-rsid="0022fede"/>
    </style:style>
    <style:style style:name="P54" style:family="paragraph" style:parent-style-name="Heading_20_2">
      <style:text-properties style:use-window-font-color="true" fo:language="pt" fo:country="BR" officeooo:rsid="007181fb" officeooo:paragraph-rsid="0023aa38"/>
    </style:style>
    <style:style style:name="P55" style:family="paragraph" style:parent-style-name="Heading_20_2">
      <style:text-properties officeooo:rsid="007181fb" officeooo:paragraph-rsid="0023aa38"/>
    </style:style>
    <style:style style:name="P56" style:family="paragraph" style:parent-style-name="Heading_20_2">
      <style:text-properties officeooo:paragraph-rsid="0023aa38"/>
    </style:style>
    <style:style style:name="P57" style:family="paragraph" style:parent-style-name="Heading_20_2">
      <style:text-properties officeooo:paragraph-rsid="0026bf7e"/>
    </style:style>
    <style:style style:name="P58" style:family="paragraph" style:parent-style-name="Standard">
      <style:text-properties fo:language="pt" fo:country="BR" fo:font-weight="normal" officeooo:rsid="0024b8cd" officeooo:paragraph-rsid="0023aa38" style:font-weight-asian="normal" style:font-weight-complex="normal"/>
    </style:style>
    <style:style style:name="P59" style:family="paragraph" style:parent-style-name="Standard" style:list-style-name="L25">
      <style:text-properties fo:language="pt" fo:country="BR" officeooo:rsid="00180fe8" officeooo:paragraph-rsid="0026bf7e"/>
    </style:style>
    <style:style style:name="P60" style:family="paragraph" style:parent-style-name="Standard">
      <style:text-properties fo:language="pt" fo:country="BR" officeooo:rsid="0013aaaf" officeooo:paragraph-rsid="0026bf7e"/>
    </style:style>
    <style:style style:name="P61" style:family="paragraph" style:parent-style-name="Standard" style:list-style-name="L25">
      <style:text-properties fo:language="pt" fo:country="BR" officeooo:rsid="00170150" officeooo:paragraph-rsid="0026bf7e"/>
    </style:style>
    <style:style style:name="P62" style:family="paragraph" style:parent-style-name="Standard">
      <style:text-properties officeooo:rsid="001e8450" officeooo:paragraph-rsid="0023aa38"/>
    </style:style>
    <style:style style:name="P63" style:family="paragraph" style:parent-style-name="Standard">
      <style:text-properties fo:font-weight="normal" officeooo:rsid="001f1bf3" officeooo:paragraph-rsid="0023aa38" style:font-weight-asian="normal" style:font-weight-complex="normal"/>
    </style:style>
    <style:style style:name="P64" style:family="paragraph" style:parent-style-name="Standard">
      <style:text-properties fo:font-weight="normal" officeooo:rsid="002339cf" officeooo:paragraph-rsid="0023aa38" style:font-weight-asian="normal" style:font-weight-complex="normal"/>
    </style:style>
    <style:style style:name="P65" style:family="paragraph" style:parent-style-name="Standard" style:list-style-name="L24">
      <style:text-properties fo:font-weight="normal" officeooo:rsid="00223d3d" officeooo:paragraph-rsid="0023aa38" style:font-weight-asian="normal" style:font-weight-complex="normal"/>
    </style:style>
    <style:style style:name="P66" style:family="paragraph" style:parent-style-name="Standard">
      <style:text-properties fo:font-weight="normal" officeooo:rsid="0024b8cd" officeooo:paragraph-rsid="0023aa38" style:font-weight-asian="normal" style:font-weight-complex="normal"/>
    </style:style>
    <style:style style:name="P67" style:family="paragraph" style:parent-style-name="Standard">
      <style:text-properties officeooo:rsid="001f1cc2" officeooo:paragraph-rsid="0023aa38"/>
    </style:style>
    <style:style style:name="P68" style:family="paragraph" style:parent-style-name="Standard" style:list-style-name="L22">
      <style:text-properties style:font-name="Lucida Console" fo:font-weight="normal" officeooo:rsid="00223d3d" officeooo:paragraph-rsid="0023aa38" style:font-weight-asian="normal" style:font-weight-complex="normal"/>
    </style:style>
    <style:style style:name="T1" style:family="text">
      <style:text-properties fo:language="pt" fo:country="BR"/>
    </style:style>
    <style:style style:name="T2" style:family="text">
      <style:text-properties fo:language="pt" fo:country="BR" officeooo:rsid="0013aaaf"/>
    </style:style>
    <style:style style:name="T3" style:family="text">
      <style:text-properties fo:language="pt" fo:country="BR" officeooo:rsid="002188f2"/>
    </style:style>
    <style:style style:name="T4" style:family="text">
      <style:text-properties fo:language="pt" fo:country="BR" officeooo:rsid="001cce4b"/>
    </style:style>
    <style:style style:name="T5" style:family="text">
      <style:text-properties fo:language="pt" fo:country="BR" officeooo:rsid="0023aa38"/>
    </style:style>
    <style:style style:name="T6" style:family="text">
      <style:text-properties fo:language="pt" fo:country="BR" officeooo:rsid="0022fede"/>
    </style:style>
    <style:style style:name="T7" style:family="text">
      <style:text-properties fo:language="pt" fo:country="BR" fo:font-weight="normal" officeooo:rsid="00243cea" style:font-weight-asian="normal" style:font-weight-complex="normal"/>
    </style:style>
    <style:style style:name="T8" style:family="text">
      <style:text-properties fo:language="pt" fo:country="BR" fo:font-weight="normal" officeooo:rsid="001b4d4d" style:font-weight-asian="normal" style:font-weight-complex="normal"/>
    </style:style>
    <style:style style:name="T9" style:family="text">
      <style:text-properties officeooo:rsid="001ee35b"/>
    </style:style>
    <style:style style:name="T10" style:family="text">
      <style:text-properties officeooo:rsid="001874bf"/>
    </style:style>
    <style:style style:name="T11" style:family="text">
      <style:text-properties officeooo:rsid="001e5ec8"/>
    </style:style>
    <style:style style:name="T12" style:family="text">
      <style:text-properties officeooo:rsid="0013aaaf"/>
    </style:style>
    <style:style style:name="T13" style:family="text">
      <style:text-properties officeooo:rsid="001b4d4d"/>
    </style:style>
    <style:style style:name="T14" style:family="text">
      <style:text-properties officeooo:rsid="002188f2"/>
    </style:style>
    <style:style style:name="T15" style:family="text">
      <style:text-properties fo:font-weight="normal" style:font-weight-asian="normal" style:font-weight-complex="normal"/>
    </style:style>
    <style:style style:name="T16" style:family="text">
      <style:text-properties fo:font-weight="normal" officeooo:rsid="00243cea" style:font-weight-asian="normal" style:font-weight-complex="normal"/>
    </style:style>
    <style:style style:name="T17" style:family="text">
      <style:text-properties fo:font-weight="normal" officeooo:rsid="0022fede" style:font-weight-asian="normal" style:font-weight-complex="normal"/>
    </style:style>
    <style:style style:name="T18" style:family="text">
      <style:text-properties fo:font-weight="normal" officeooo:rsid="002c4589" style:font-weight-asian="normal" style:font-weight-complex="normal"/>
    </style:style>
    <style:style style:name="T19" style:family="text">
      <style:text-properties fo:font-weight="normal" officeooo:rsid="00223d3d" style:font-weight-asian="normal" style:font-weight-complex="normal"/>
    </style:style>
    <style:style style:name="T20" style:family="text">
      <style:text-properties fo:font-weight="normal" officeooo:rsid="0061fb03" style:font-weight-asian="normal" style:font-weight-complex="normal"/>
    </style:style>
    <style:style style:name="T21" style:family="text">
      <style:text-properties fo:font-weight="normal" officeooo:rsid="00523b44" style:font-weight-asian="normal" style:font-weight-complex="normal"/>
    </style:style>
    <style:style style:name="T22" style:family="text">
      <style:text-properties fo:font-weight="normal" officeooo:rsid="002629fc" style:font-weight-asian="normal" style:font-weight-complex="normal"/>
    </style:style>
    <style:style style:name="T23" style:family="text">
      <style:text-properties fo:font-weight="normal" officeooo:rsid="00282630" style:font-weight-asian="normal" style:font-weight-complex="normal"/>
    </style:style>
    <style:style style:name="T24" style:family="text">
      <style:text-properties fo:font-weight="normal" officeooo:rsid="0023406a" style:font-weight-asian="normal" style:font-weight-complex="normal"/>
    </style:style>
    <style:style style:name="T25" style:family="text">
      <style:text-properties fo:font-weight="normal" officeooo:rsid="001f1bf3" style:font-weight-asian="normal" style:font-weight-complex="normal"/>
    </style:style>
    <style:style style:name="T26" style:family="text">
      <style:text-properties officeooo:rsid="0022fede"/>
    </style:style>
    <style:style style:name="T27" style:family="text">
      <style:text-properties officeooo:rsid="0057fdc4"/>
    </style:style>
    <style:style style:name="T28" style:family="text">
      <style:text-properties officeooo:rsid="00570a09"/>
    </style:style>
    <style:style style:name="T29" style:family="text">
      <style:text-properties officeooo:rsid="002e5e66"/>
    </style:style>
    <style:style style:name="T30" style:family="text">
      <style:text-properties officeooo:rsid="00398313"/>
    </style:style>
    <style:style style:name="T31" style:family="text">
      <style:text-properties officeooo:rsid="000f04d2"/>
    </style:style>
    <style:style style:name="T32" style:family="text">
      <style:text-properties style:font-name="Times New Roman" officeooo:rsid="0031eb98"/>
    </style:style>
    <style:style style:name="T33" style:family="text">
      <style:text-properties style:font-name="Times New Roman" officeooo:rsid="00523b44"/>
    </style:style>
    <style:style style:name="T34" style:family="text">
      <style:text-properties officeooo:rsid="00523b44"/>
    </style:style>
    <style:style style:name="T35" style:family="text">
      <style:text-properties officeooo:rsid="005f5ad8"/>
    </style:style>
    <style:style style:name="T36" style:family="text">
      <style:text-properties officeooo:rsid="003d71a0"/>
    </style:style>
    <style:style style:name="T37" style:family="text">
      <style:text-properties officeooo:rsid="003b7adc"/>
    </style:style>
    <style:style style:name="T38" style:family="text">
      <style:text-properties officeooo:rsid="005a9405"/>
    </style:style>
    <style:style style:name="T39" style:family="text">
      <style:text-properties officeooo:rsid="005bcdee"/>
    </style:style>
    <style:style style:name="T40" style:family="text">
      <style:text-properties officeooo:rsid="003234c1"/>
    </style:style>
    <style:style style:name="T41" style:family="text">
      <style:text-properties officeooo:rsid="0035e334"/>
    </style:style>
    <style:style style:name="T42" style:family="text">
      <style:text-properties officeooo:rsid="003787e7"/>
    </style:style>
    <style:style style:name="T43" style:family="text">
      <style:text-properties officeooo:rsid="00387a96"/>
    </style:style>
    <style:style style:name="T44" style:family="text">
      <style:text-properties officeooo:rsid="0042bc63"/>
    </style:style>
    <style:style style:name="T45" style:family="text">
      <style:text-properties officeooo:rsid="0043f9b2"/>
    </style:style>
    <style:style style:name="T46" style:family="text">
      <style:text-properties officeooo:rsid="00672a47"/>
    </style:style>
    <style:style style:name="T47" style:family="text">
      <style:text-properties officeooo:rsid="007128f5"/>
    </style:style>
    <style:style style:name="T48" style:family="text">
      <style:text-properties officeooo:rsid="006b9182"/>
    </style:style>
    <style:style style:name="T49" style:family="text">
      <style:text-properties officeooo:rsid="006cab6d"/>
    </style:style>
    <style:style style:name="T50" style:family="text">
      <style:text-properties fo:font-style="normal" style:font-style-asian="normal" style:font-style-complex="normal"/>
    </style:style>
    <style:style style:name="T51" style:family="text">
      <style:text-properties fo:font-style="normal" officeooo:rsid="0063d294" style:font-style-asian="normal" style:font-style-complex="normal"/>
    </style:style>
    <style:style style:name="T52" style:family="text">
      <style:text-properties officeooo:rsid="00666dce"/>
    </style:style>
    <style:style style:name="T53" style:family="text">
      <style:text-properties officeooo:rsid="0073a176"/>
    </style:style>
    <style:style style:name="T54" style:family="text">
      <style:text-properties officeooo:rsid="006d2856"/>
    </style:style>
    <style:style style:name="T55" style:family="text">
      <style:text-properties fo:font-weight="bold" style:font-weight-asian="bold" style:font-weight-complex="bold"/>
    </style:style>
    <style:style style:name="T56" style:family="text">
      <style:text-properties officeooo:rsid="00223d3d"/>
    </style:style>
    <style:style style:name="T57" style:family="text">
      <style:text-properties officeooo:rsid="0041f16e"/>
    </style:style>
    <style:style style:name="T58" style:family="text">
      <style:text-properties officeooo:rsid="00144f00"/>
    </style:style>
    <style:style style:name="T59" style:family="text">
      <style:text-properties officeooo:rsid="001701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R</text:span>TAI</text:p>
      <text:p text:style-name="P6">Conceitos, funcionamento, i<text:span text:style-name="T11">n</text:span>stalação e testes</text:p>
      <text:p text:style-name="P2"/>
      <text:h text:style-name="P48" text:outline-level="1"><text:span text:style-name="T12">S</text:span>obre o RTAI</text:h>
      <text:list xml:id="list8123980351664124809" text:style-name="L1">
        <text:list-header>
          <text:p text:style-name="P8">Bibliogr<text:span text:style-name="T11">a</text:span>fia:</text:p>
          <text:list>
            <text:list-item>
              <text:p text:style-name="P7"><text:span text:style-name="T2">[1 – 14092017] </text:span><text:span text:style-name="T1">RTAI: a Beginner's Guide, </text:span><text:a xlink:type="simple" xlink:href="https://www.rtai.org/?Documentation___Articles___RTAI%3A_a_Beginner%27s_Guide" text:style-name="Internet_20_link" text:visited-style-name="Visited_20_Internet_20_Link"><text:span text:style-name="T1">https://www.rtai.org/?Documentation___Articles___RTAI%3A_a_Beginner%27s_Guide</text:span></text:a><text:span text:style-name="T2">, acessado em 14/09/2017</text:span></text:p>
            </text:list-item>
          </text:list>
        </text:list-header>
      </text:list>
      <text:h text:style-name="P57" text:outline-level="2">O que é um sistema de tempo real?</text:h>
      <text:p text:style-name="P60"><text:tab/>Um sistema de tempo real pode ser definido como um sistema capaz de garantir os requisitos de tempo de um processo sobre seu controle.</text:p>
      <text:p text:style-name="P60"><text:tab/>Um sistema de tempo real deve ser rápido e previsível. <text:span text:style-name="T58">Rápido no sentido de ter uma baixa latência, por exemplo, ao ser exposto a um estímulo externo assíncrono, o sistema, deverá responder o mais rápido possível. Quanto menor for a latência mais rápido um sistema responderá a eventos que requeiram atenção imediata. Previsível, significa que é possível determinar o tempo de conclusão de uma tarefa com um grau de precisão satisfatório.</text:span></text:p>
      <text:p text:style-name="P60"><text:tab/><text:span text:style-name="T59">É desejável que tarefas com rigorosos requisitos de tempo coexistam com tarefas para as quais o tempo não seja crítico. Tarefas que possuem requisito de tempo são chamadas de tarefas de tempo real. Normalmente tarefas de tempo real possuem requisitos e restrições como:</text:span></text:p>
      <text:list xml:id="list2794927241781983818" text:style-name="L25">
        <text:list-item>
          <text:p text:style-name="P61">Prazo para início, fim ou em ambos (tarefas aperiódicas).</text:p>
        </text:list-item>
        <text:list-item>
          <text:p text:style-name="P61">Repetição com uma frequência determinada (tarefas periódicas). </text:p>
        </text:list-item>
        <text:list-item>
          <text:p text:style-name="P61">Acesso a recursos como dispositivos de entrada e saída, arquivos, banco de dados e estruturas de dados.</text:p>
        </text:list-item>
        <text:list-item>
          <text:p text:style-name="P61">Comunicação com outras tarefas.</text:p>
        </text:list-item>
        <text:list-item>
          <text:p text:style-name="P59">Permissão para acesso simultâneo e coordenado a recursos compartilhados.</text:p>
        </text:list-item>
      </text:list>
      <text:h text:style-name="P51" text:outline-level="2">O que é o RTAI? </text:h>
      <text:p text:style-name="P4"><text:tab/><text:span text:style-name="T10">RTAI é o acrônimo de Real Time Application Interface. RTAI não é um sistema operacional de tempo real, como QNX ou Vxworks, mas sim um conjunto de alterações (patch) e bibliotecas capazes de tornar um kernel linux totalmente previsível.</text:span></text:p>
      <text:p text:style-name="P4"><text:tab/><text:span text:style-name="T10">Linux é um sistema operacional construído para atender a aplicações de propósito geral e por isso escalona suas tarefas de maneira que estas tenham uma boa performance média. Possui, assim como outros sistemas operacionais, uma gama de serviços sofisticados em alto nível como: uma camada de gerenciamento de hardware e diferentes tipos de escalonamento que lidam com a ativação, prioridade e comunicação dos processos.</text:span></text:p>
      <text:p text:style-name="P4"><text:tab/><text:span text:style-name="T9">Linux sofre de falta de suporte a execução de tarefas de tempo real. Para obter tais recursos é necessário fazer algumas alterações no kernel, mais especificamente nas politicas de gerenciamento de interrupções e escalonamento de processos. Com estas mudanças é possível ter um sistema que atenda aos requisitos das tarefas de tempo real, com baixa latência e previsibilidade.</text:span></text:p>
      <text:p text:style-name="P9"><text:tab/>RTAI oferece os mesmos serviços do núcleo do kernel linux com a adição de recursos de tempo real, comparáveis aos principais sistemas operacionais de tempo real. </text:p>
      <text:p text:style-name="P3"><text:soft-page-break/></text:p>
      <text:h text:style-name="P47" text:outline-level="1"><text:span text:style-name="T9">I</text:span>nstalação do RTAI</text:h>
      <text:p text:style-name="P1"><text:tab/><text:span text:style-name="T13">Bibliografia:</text:span></text:p>
      <text:list xml:id="list8409940507007286883" text:style-name="L2">
        <text:list-item>
          <text:list>
            <text:list-item>
              <text:p text:style-name="P17"><text:span text:style-name="T1">[2 – 11092017] </text:span><text:a xlink:type="simple" xlink:href="https://www.rtai.org/userfiles/downloads/RTAILAB/RTAI-TARGET-HOWTO.txt" text:style-name="Internet_20_link" text:visited-style-name="Visited_20_Internet_20_Link"><text:span text:style-name="T1">https://www.rtai.org/userfiles/downloads/RTAILAB/RTAI-TARGET-HOWTO.txt</text:span></text:a><text:span text:style-name="T1">, acessado em 11/09/2017</text:span></text:p>
            </text:list-item>
          </text:list>
        </text:list-item>
      </text:list>
      <text:p text:style-name="P10"/>
      <text:p text:style-name="P11"><text:tab/>Neste <text:span text:style-name="T26">processo</text:span> será utilizad<text:span text:style-name="T26">a a mesma distribuição e pacotes usados em: FL01 – Patch PREMPT_RT.odt, nela já se encontram instalados todos os pacotes necessários para a compilação e instalação de um kernel Linux.</text:span> <text:span text:style-name="T26">Como as versões do kernel suportadas pelo patch PREMPT_RT e HAL ( o patch do RTAI) são diferentes</text:span> <text:span text:style-name="T26">a utilizada neste processo foi a</text:span> 4.4.43 VANILLA com a configuração mínima recomendada por: <text:span text:style-name="T16">RTAI-TARGET-HOWTO.txt </text:span><text:span text:style-name="T17">[2]</text:span><text:span text:style-name="T16">, </text:span><text:span text:style-name="T15">também será seguido o passo a passo de compilação e instalação sugerido pelo mesmo arquivo. </text:span><text:span text:style-name="T24">A versão do RTAI utilizada foi a 5.0.1.</text:span></text:p>
      <text:h text:style-name="P53" text:outline-level="2"><text:span text:style-name="T1">Preparação do sistema</text:span></text:h>
      <text:p text:style-name="P22"><text:span text:style-name="T1"><text:tab/></text:span><text:span text:style-name="T5">As configurações pré liminares foram as mesmas já descritas na sessão 2.2 do documento </text:span><text:span text:style-name="T6">FL01 – Patch PREMPT_RT.odt.</text:span></text:p>
      <text:h text:style-name="P52" text:outline-level="2"><text:span text:style-name="T3">Aplicação do patch</text:span><text:span text:style-name="T4">, configura</text:span><text:span text:style-name="T3">ção</text:span><text:span text:style-name="T4"> e compil</text:span><text:span text:style-name="T3">ação</text:span><text:span text:style-name="T4"> </text:span><text:span text:style-name="T3">d</text:span><text:span text:style-name="T4">o kernel</text:span></text:h>
      <text:p text:style-name="P23"><text:span text:style-name="T4"><text:tab/></text:span><text:span text:style-name="T5">No processo foram seguidos os passos descritos abaixo:</text:span></text:p>
      <text:list xml:id="list9161540082570155716" text:style-name="L6">
        <text:list-item>
          <text:p text:style-name="P24"><text:span text:style-name="T7">B</text:span><text:span text:style-name="T8">aixar os fontes do kernel linux e do rtai</text:span></text:p>
        </text:list-item>
        <text:list-item>
          <text:p text:style-name="P16">Descompactar os fontes em /usr/src/</text:p>
        </text:list-item>
        <text:list-item>
          <text:p text:style-name="P12">Criar um link para os fontes do kernel: /usr/src/linux</text:p>
        </text:list-item>
        <text:list-item>
          <text:p text:style-name="P12">Criar um link para os fontes do RTAI: /usr/src/rtai</text:p>
        </text:list-item>
        <text:list-item>
          <text:p text:style-name="P12">Aplicar o patch adequado ao kernel do linux</text:p>
        </text:list-item>
        <text:list-item>
          <text:p text:style-name="P14"><text:span text:style-name="T19">C</text:span><text:span text:style-name="T15">onfigurar o kernel, Alguns parâmetros de configuração </text:span><text:span text:style-name="T20">c</text:span><text:span text:style-name="T15">itados no arquivo de howto não estão mais presentes nesta v</text:span><text:span text:style-name="T21">e</text:span><text:span text:style-name="T15">rsão do kernel linux.</text:span></text:p>
          <text:list>
            <text:list-item>
              <text:p text:style-name="P16"><text:span text:style-name="T22">A opção Enable l</text:span><text:span text:style-name="T15">oadable module support </text:span><text:span text:style-name="T22">deve está habilitada e seu parâmetro Module versioning suporte, desabilitado.</text:span></text:p>
            </text:list-item>
            <text:list-item>
              <text:p text:style-name="P13">Em Processor type and features o parâmetro Iterrupt pipeline deve ser habilitado.</text:p>
            </text:list-item>
            <text:list-item>
              <text:p text:style-name="P19"><text:span text:style-name="T15">Em </text:span><text:span text:style-name="T23">File systems -&gt; Pseudo filesystems, o parâmetro /proc file system support deve está habilitado.</text:span></text:p>
            </text:list-item>
          </text:list>
        </text:list-item>
        <text:list-item>
          <text:p text:style-name="P20">Executar a compilação do kernel: make -&gt; make modules_install -&gt; make install.</text:p>
        </text:list-item>
        <text:list-item>
          <text:p text:style-name="P21">Reiniciar o sistema e carregar o novo kernel. A compilação do RTAI só pode ser executada em um kernel com o patch devidamente aplicado.</text:p>
        </text:list-item>
        <text:list-item>
          <text:p text:style-name="P21">Criar um diretório /usr/realtime.</text:p>
        </text:list-item>
      </text:list>
      <text:p text:style-name="P18"><text:span text:style-name="T15">Compilar e instalar o RTAI, make -&gt; make install. </text:span><text:span text:style-name="T18">Na etapa de configuração não altere nenhum parâmetro.</text:span></text:p>
      <text:h text:style-name="P49" text:outline-level="1"><text:soft-page-break/>Compilações alternativas</text:h>
      <text:p text:style-name="P15"><text:tab/>Nesta seção será relatada as tentativas de compilar o kernel linux 4.4.43 vanilla e RTAI 5.0.1 com configuração pr<text:span text:style-name="T27">ó</text:span>xima a utilizada pelo kernel <text:span text:style-name="T27">com o patch PREEMPT-RT</text:span>.</text:p>
      <text:h text:style-name="P56" text:outline-level="2">Compilação e geração de pacote .deb para instalação do kernel <text:span text:style-name="T28">utilizando o comando fakeroot</text:span></text:h>
      <text:p text:style-name="P15"><text:tab/><text:span text:style-name="T29">Execução da compilação do kernel com as configurações presentes no arquivo RTAI-TARGET-HOWTO.txt (conforme seções anteriores) utilizando o comando fakeroot para geração de pacotes .deb para posterior instalação do kernel.</text:span></text:p>
      <text:p text:style-name="P15"><text:tab/>Os fontes do kernel e do rtai foram colocados no diretório do usuário.</text:p>
      <text:p text:style-name="P15"><text:tab/>O comando para compilação do kernel foi:</text:p>
      <text:list xml:id="list8980499283886504612" text:style-name="L7">
        <text:list-item>
          <text:p text:style-name="P25"><text:span text:style-name="T30">#</text:span>fakeroot make-kpkg --initrd --revision=1.0.<text:span text:style-name="T31">RTS</text:span> kernel_image kernel_headers<text:tab/></text:p>
        </text:list-item>
      </text:list>
      <text:p text:style-name="P26"><text:tab/><text:span text:style-name="T32">Em seguida o </text:span><text:span text:style-name="T33">RTAI</text:span><text:span text:style-name="T32"> foi compilado conforme já realizado em seções anteriores, com a única mudança feita no local dos fontes do linux: /home/usuario/linux-4.4.43</text:span></text:p>
      <text:p text:style-name="P27"><text:tab/>O procedimento foi executado com sucesso, porém os pacotes até poderão ser instalados em outras máquinas mas o <text:span text:style-name="T34">RTAI</text:span> terá que apontar para <text:span text:style-name="T35">os </text:span>fo<text:span text:style-name="T36">n</text:span>tes do kernel com o patch aplicado e compilado. <text:span text:style-name="T37">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P56" text:outline-level="2">Compilando o RTAI em um kernel sem o patch HAL aplicado.</text:h>
      <text:p text:style-name="P22"><text:tab/><text:span text:style-name="T38">Neste teste foi verificado se o RTAI pode se a compilação do RTAI pode ser feita em um sistema executando um kernel sem o patch HAL aplicado. </text:span></text:p>
      <text:p text:style-name="P28"><text:tab/>Este teste foi pensado para confrontar alguns tutoriais encontrados na web que indicam que a compilação do RTAI deve ser feita com o sistema executando o kernel com o patch HAL aplicado, o que seria uma grande limitação para a instalação do RTAI, especialmente em sistemas embarcados.</text:p>
      <text:p text:style-name="P28"><text:tab/>Para isso um kernel com o patch aplicado foi devidamente compilado e testado foi passado como parâmetro para a configuração pré compilação do RTAI, porém a execução desta será feita utilizando o kernel padrão da distribuição Debian. </text:p>
      <text:p text:style-name="P22"><text:tab/><text:span text:style-name="T39">A execução do teste mostra ser possível compilar o RTAI em um kernel padrão sem o patch.</text:span></text:p>
      <text:h text:style-name="P56" text:outline-level="2"><text:s/><text:span text:style-name="T40">Compilação com as configurações do kernel PREEMPT-RT</text:span></text:h>
      <text:p text:style-name="P15"><text:tab/><text:span text:style-name="T41">Teste 1: Ao aplicar as configurações do kernel usadas na primeira versão de configuração do PREEMPT-RT e compilar o RTAI sobre este kernel ocorreu um erro no arquivo hal.o.</text:span></text:p>
      <text:p text:style-name="P15"><text:tab/><text:span text:style-name="T41">Teste 2: Como RTAI não faz uso da prempção nativa do kernel linux, esta opção foi revertida a configuração padrão do kernel vanilla. Mesmo após a reversão a compilação do RTAI apresentou o mesmo erro.</text:span></text:p>
      <text:p text:style-name="P15"><text:soft-page-break/><text:tab/><text:span text:style-name="T41">Teste 3: Seleção do processador de 486 para Pentium-Classic. A compilação do RTAI, mediante esta alteração, foi bem sucedida.</text:span></text:p>
      <text:p text:style-name="P15"><text:tab/><text:span text:style-name="T42">Teste 4: Pentium-Classic + Kernel com preempção mais alta. Compilação e execução dos testes do RTAI ocorreram sem problema.</text:span></text:p>
      <text:p text:style-name="P15"><text:tab/><text:span text:style-name="T43">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ódulos não estão sendo carregados.</text:span></text:p>
      <text:p text:style-name="P15"><text:tab/><text:span text:style-name="T44">Após a execução destas cinco versões de arquivos de configuração do kernel podemos dizer que a otimização do mesmo para processadores 486 impossibilita a compilação do RTAI, provocando erro no arquivo hal.o. Este fato nos faz duvidar da possibilidade de execução do RTAI em máquinas baseadas neste processador específico, embora diante de outras possibilidades de arquiteturas e processadores mais modernos este talvez não seja um problema muito relevante.</text:span></text:p>
      <text:p text:style-name="P15"><text:tab/><text:span text:style-name="T45">Diante deste problema a configuração do kernel usado nos testes do PREEMPT-RT deverá ter este parâmetro alterado.</text:span></text:p>
      <text:p text:style-name="P15"/>
      <text:h text:style-name="Heading_20_2" text:outline-level="2">Outros problemas encontrados</text:h>
      <text:p text:style-name="P62">Após aplicar o patch <text:span text:style-name="T55">hal-linux-4.4.43-x86-6.patch</text:span> sobre o código do kernel 4.4.43, configuração VANILLA, mais as configurações recomendadas pela documentação do RTAI, a compilação falha no modulo <text:span text:style-name="T55">arch/x86/kernel/ipipe.o</text:span>.</text:p>
      <text:p text:style-name="P62">Seguindo uma dica postada em: <text:a xlink:type="simple" xlink:href="http://www.xenomai.org/pipermail/xenomai/2017-May/037295.html" text:style-name="Internet_20_link" text:visited-style-name="Visited_20_Internet_20_Link">http://www.xenomai.org/pipermail/xenomai/2017-May/037295.html</text:a>, removi a opção: <text:span text:style-name="T55">AMD MCE features</text:span> do menu <text:span text:style-name="T55">Processor type and features </text:span><text:span text:style-name="T25">e o problema foi resolvido.</text:span></text:p>
      <text:p text:style-name="P63"/>
      <text:p text:style-name="P67"><text:span text:style-name="T25"><text:tab/>G</text:span><text:span text:style-name="T15">erar os arquivos de documentação apartir da compilação do RTAI gera um erro pela falta do arquivo fop.sh </text:span><text:span text:style-name="T16">durante a exeução do script de configuração dos fontes para a compilação. </text:span><text:span text:style-name="T15">Desabilitar a geração da documentação durante a compilação do RTAI nas opções do menuconfig resolve o problema.</text:span></text:p>
      <text:p text:style-name="P64"/>
      <text:p text:style-name="P64"><text:tab/><text:span text:style-name="T56">As tentativas iniciais de compilação do RTAI apontando para um kernel com as mesmas configurações das utilizadas no kernel com patch PREMPT-RT, alem das exigidas pelo próprio RTAI, apresentaram o erro:</text:span></text:p>
      <text:p text:style-name="P64"/>
      <text:list xml:id="list401453998814412072" text:style-name="L22">
        <text:list-item>
          <text:p text:style-name="P68">scripts/Makefile.build:258: recipe for target '/usr/src/rtai-5.0.1/base/arch/x86/hal/hal.o' failed</text:p>
        </text:list-item>
      </text:list>
      <text:list xml:id="list7499252061069955873" text:style-name="L24">
        <text:list-header>
          <text:p text:style-name="P65"/>
        </text:list-header>
      </text:list>
      <text:p text:style-name="P66"><text:span text:style-name="T57">A repetição deste erro em diferentes combinações de versões do kernel e do RTAI</text:span> mostra que algum item de configuração do kernel deve está provocando incompatibilidade com as necessidades do RTAI.</text:p>
      <text:p text:style-name="P58"><text:tab/><text:span text:style-name="T44">Assim, diversas compilações foram feitas para isolar o problema.</text:span></text:p>
      <text:h text:style-name="P50" text:outline-level="1">Primeiro programa</text:h>
      <text:p text:style-name="P30">Bibliografia:</text:p>
      <text:list xml:id="list2628750315753898124" text:style-name="L15">
        <text:list-item>
          <text:p text:style-name="P29"><text:a xlink:type="simple" xlink:href="https://www.rtai.org/userfiles/documentation/magma/html/api/" text:style-name="Internet_20_link" text:visited-style-name="Visited_20_Internet_20_Link">https://www.rtai.org/userfiles/documentation/magma/html/api/</text:a>, acessado em 25/10/2017</text:p>
        </text:list-item>
        <text:list-item>
          <text:p text:style-name="P29"><text:a xlink:type="simple" xlink:href="http://www.rtai.dk/cgi-bin/gratiswiki.pl?Rtai.dk" text:style-name="Internet_20_link" text:visited-style-name="Visited_20_Internet_20_Link">http://www.rtai.dk/cgi-bin/gratiswiki.pl?Rtai.dk</text:a>, acessado em 25/10/2017</text:p>
        </text:list-item>
        <text:list-item>
          <text:p text:style-name="P29"><text:a xlink:type="simple" xlink:href="http://linuxgazette.net/114/pramode.html" text:style-name="Internet_20_link" text:visited-style-name="Visited_20_Internet_20_Link">http://linuxgazette.net/114/pramode.html</text:a>, acessado em 25/10/2017</text:p>
        </text:list-item>
        <text:list-item>
          <text:p text:style-name="P29"><text:soft-page-break/><text:a xlink:type="simple" xlink:href="https://www.rtai.org/userfiles/documentation/documents/guide.htm" text:style-name="Internet_20_link" text:visited-style-name="Visited_20_Internet_20_Link">https://www.rtai.org/userfiles/documentation/documents/guide.htm</text:a>, acessado em 25/10/2017</text:p>
        </text:list-item>
        <text:list-item>
          <text:p text:style-name="P29"><text:a xlink:type="simple" xlink:href="https://www.rtai.org/userfiles/downloads/RTAILAB/RTAI-TARGET-HOWTO.txt" text:style-name="Internet_20_link" text:visited-style-name="Visited_20_Internet_20_Link">https://www.rtai.org/userfiles/downloads/RTAILAB/RTAI-TARGET-HOWTO.txt</text:a>, acessado em 25/10/2017</text:p>
        </text:list-item>
        <text:list-item>
          <text:p text:style-name="P45"><text:span text:style-name="T46">Souza, Cristóvão </text:span>RTAI Tutorial, Preliminary Information for Assignment No. 1, <text:span text:style-name="T46">Portugal, 2008</text:span></text:p>
        </text:list-item>
        <text:list-item>
          <text:p text:style-name="P31"><text:a xlink:type="simple" xlink:href="https://www.rtai.org/?Documentation___Articles___RTAI%3A_a_Beginner%27s_Guide" text:style-name="Internet_20_link" text:visited-style-name="Visited_20_Internet_20_Link">https://www.rtai.org/?Documentation___Articles___RTAI%3A_a_Beginner%27s_Guide</text:a>, acessado em 03/10/2017</text:p>
        </text:list-item>
      </text:list>
      <text:h text:style-name="P55" text:outline-level="2">Compilação e execução</text:h>
      <text:p text:style-name="P32"><text:tab/>A compilação de programas utilizando a API do RTAI não é simples para <text:span text:style-name="T47">programadores</text:span> que estejam iniciando suas vidas no mundo do gcc e makefiles. A documentação oficial mostra apenas, formas de compilar os programas como módulo do kernel utilizando makefiles misteriosos. A documentação oficial não mostra como compilar um programa para modo usuário (usando lxrt), esta informação parte apenas de poucas almas caridosas que escreveram tutoriais sobre o assunto. </text:p>
      <text:p text:style-name="P32"><text:tab/><text:span text:style-name="T48">Antes de executar a compilação de programas executáveis em modo usuário, podemos facilitar o processo definindo duas variáveis no shell: $CFLAGS e $LDFLAGS. CFLAGS guarda os parâmetros e cominhos para os arquivos de cabeçalho (header files) da API do RTAI. LDFLAGS guarda os parâmetros e cominhos das para as bibliotecas da API do RTAI. As variáveis foram definidas utilizado o script rtai_config presente, para uma instalação padrão, em: /usr/realtime/bin.</text:span></text:p>
      <text:p text:style-name="P32"><text:tab/><text:span text:style-name="T48">O script rtai_config fornece diversas opções listadas por meio do comando –help. Os comandos usados para definir as variáveis foram:</text:span></text:p>
      <text:list xml:id="list4098122047160375492" text:style-name="L16">
        <text:list-item>
          <text:p text:style-name="P33">CFLAGS=$(rtai-config - -lxrt-cflags)</text:p>
        </text:list-item>
        <text:list-item>
          <text:p text:style-name="P34">echo $CFLAGS, retorna: -I. -I/usr/realtime/include -Wall -Wstrict-prototypes -pipe</text:p>
        </text:list-item>
        <text:list-item>
          <text:p text:style-name="P33">LDFLAGS=$(rtai-config - - lxrt-ldflags)</text:p>
        </text:list-item>
        <text:list-item>
          <text:p text:style-name="P34">echo $LDFLAGS, retorna: -L/usr/realtime/lib -llxrt -pthread</text:p>
        </text:list-item>
      </text:list>
      <text:p text:style-name="P35"><text:tab/><text:span text:style-name="T49">Para compilar o programa inicial (prog1.c):</text:span></text:p>
      <text:list xml:id="list9093238981894597511" text:style-name="L17">
        <text:list-item>
          <text:p text:style-name="P36">gcc $CFLAGS $LDFLAGS prog1.c -o prog1</text:p>
        </text:list-item>
      </text:list>
      <text:p text:style-name="P37">A execução dá um erro:</text:p>
      <text:list xml:id="list2418390115697464888" text:style-name="L18">
        <text:list-item>
          <text:p text:style-name="P46"><text:span text:style-name="T51">./prog1: error while loading shared libraries: liblxrt.so.1: cannot open </text:span><text:span text:style-name="T50">shared object file: No such file or directory</text:span></text:p>
        </text:list-item>
      </text:list>
      <text:p text:style-name="P39">Corrigido adicionando ao diretório /etc/lib.so.conf.d/ o arquivo lxrt.config, contendo o caminho para a biblioteca:</text:p>
      <text:list xml:id="list3190436164406980102" text:style-name="L19">
        <text:list-item>
          <text:p text:style-name="P38">/usr/realtime/lib</text:p>
        </text:list-item>
      </text:list>
      <text:p text:style-name="P40"><text:tab/>Ainda assim outro erro ocorre ao chamar algumas funções como: rt_task_init_sched() e rt_mbx_init(). Isso ocorre pois os módulos necessários para a execução do RTAI não estão carregados. Após muito penar para carregar alguns módulos como rtai_mbx.ko, descobri que eles devem ser carregados numa ordem específica, na ordem listada funciona: rtai_hal.ko, rtai_sched.ko, rtai_fifos.ko, rtai_sem.ko, rtai_mbx.ko, rtai_msg.ko, rtai_shm.ko, rtai_smi.ko, latency_rt.ko. <text:span text:style-name="T52">Embora esta ordem seja padrão na maior parte da documentação em nenhuma delas fica claro que o carregamento deve obedecer esta ordem.</text:span></text:p>
      <text:p text:style-name="P40"><text:tab/><text:span text:style-name="T53">Foi criado um shell script para autimatizar o carregamento dos módulos e a criação das variáveis CFLAGS e LDFLAGS.</text:span></text:p>
      <text:p text:style-name="P41"><text:soft-page-break/><text:tab/>Grande parte da documentação disponível na internet recomenda carregar o módulo rtai_lxrt.ko, porém este não existe mais na versão 5.0.1 (ao menos na minha instalação não existe!). Não há informação sobre ele nem o que foi feito deste, a documentação apenas diz “carregue e …, pronto!”. </text:p>
      <text:p text:style-name="P41"><text:tab/><text:span text:style-name="T54">A execução direta do programa (sudo ./prog1) não funcionou, apesar de todos os procedimentos acima. O programa executa mas a função rt_task_init_sched() retorna um erro e a tarefa de tempo real não pode ser criada.</text:span></text:p>
      <text:p text:style-name="P41"><text:tab/><text:span text:style-name="T54">Esse problema foi resolvido ao seguir o conselho de alguns tutoriais que sugeriram executar o programa por meio do script rtai_load em /usr/realtime/bin, esse script lê um arquivo chamado .runinfo, contido no mesmo diretório do programa e informa a rtai_load o nome do executável, bibliotecas e headfiles utilizados (??) e comando para a execução.</text:span></text:p>
      <text:p text:style-name="P43"><text:tab/>Um arquivo .runinfo foi criado contendo a linha:</text:p>
      <text:list xml:id="list8866523309084178665" text:style-name="L20">
        <text:list-item>
          <text:p text:style-name="P42">prog1:sched+lxrt:./prog1</text:p>
        </text:list-item>
      </text:list>
      <text:p text:style-name="P43"><text:tab/>Para executar o programa contido na pasta progrtai:</text:p>
      <text:list xml:id="list846061623299267749" text:style-name="L21">
        <text:list-item>
          <text:p text:style-name="P44"><text:span text:style-name="T50">sudo ./rtai-load ~/progrtai/</text:span></text:p>
        </text:list-item>
      </text:list>
      <text:h text:style-name="P54" text:outline-level="2"><text:span text:style-name="T18">Programa para medir latênci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2M3S</meta:editing-duration>
    <meta:editing-cycles>13</meta:editing-cycles>
    <meta:generator>LibreOffice/5.1.1.3$Windows_X86_64 LibreOffice_project/89f508ef3ecebd2cfb8e1def0f0ba9a803b88a6d</meta:generator>
    <dc:date>2017-12-04T09:27:54.136000000</dc:date>
    <meta:document-statistic meta:table-count="0" meta:image-count="0" meta:object-count="0" meta:page-count="6" meta:paragraph-count="103" meta:word-count="2069" meta:character-count="13848" meta:non-whitespace-character-count="11880"/>
    <meta:user-defined meta:name="Info 1"/>
    <meta:user-defined meta:name="Info 2"/>
    <meta:user-defined meta:name="Info 3"/>
    <meta:user-defined meta:name="Info 4"/>
  </office:meta>
</office:document-meta>
</file>